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luster ID</text:p>
          </table:table-cell>
          <table:table-cell office:value-type="string" calcext:value-type="string">
            <text:p>Low charge &lt; 10</text:p>
          </table:table-cell>
          <table:table-cell office:value-type="string" calcext:value-type="string">
            <text:p>PET MCH</text:p>
          </table:table-cell>
          <table:table-cell office:value-type="string" calcext:value-type="string">
            <text:p>PET A</text:p>
          </table:table-cell>
          <table:table-cell office:value-type="string" calcext:value-type="string">
            <text:p>Bad nbr hit</text:p>
          </table:table-cell>
          <table:table-cell office:value-type="string" calcext:value-type="string">
            <text:p>Bad Loc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seeds in algo A, saturated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Bad fitting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e 2 are possible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oo many seeds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d location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turated 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ue par le gradian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ow charge pas traité par MCH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Voir gradient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oop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radient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adient, pb mlem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ifficile, geom ; Complexe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Fitting 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om Complex, small charges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Bad fitting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Critere de selection ???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iitinf, seeds ???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itting 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tting ???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Gradient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Critère de selection ???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Critère de selection ???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oop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mme</text:p>
          </table:table-cell>
          <table:table-cell/>
          <table:table-cell table:formula="of:=SUM([.D3:.D37])" office:value-type="float" office:value="15" calcext:value-type="float">
            <text:p>15</text:p>
          </table:table-cell>
          <table:table-cell table:formula="of:=SUM([.E3:.E37])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34 cas à probleme</text:p>
          </table:table-cell>
        </table:table-row>
        <table:table-row table:style-name="ro1">
          <table:table-cell/>
          <table:table-cell office:value-type="string" calcext:value-type="string">
            <text:p>Pourcent</text:p>
          </table:table-cell>
          <table:table-cell/>
          <table:table-cell table:formula="of:= 35 - [.D39]" office:value-type="float" office:value="20" calcext:value-type="float">
            <text:p>20</text:p>
          </table:table-cell>
          <table:table-cell table:formula="of:= 35 - [.E39]" office:value-type="float" office:value="16" calcext:value-type="float">
            <text:p>1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0T15:20:11.454745262</meta:creation-date>
    <dc:date>2022-05-10T16:36:56.798661456</dc:date>
    <meta:editing-duration>PT1M44S</meta:editing-duration>
    <meta:editing-cycles>1</meta:editing-cycles>
    <meta:document-statistic meta:table-count="1" meta:cell-count="175" meta:object-count="0"/>
    <meta:generator>LibreOffice/6.4.7.2$Linux_X86_64 LibreOffice_project/40$Build-2</meta:generator>
  </office:meta>
</office:document-meta>
</file>